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Standard">
      <style:text-properties officeooo:rsid="00448d91" officeooo:paragraph-rsid="00448d91"/>
    </style:style>
    <style:style style:name="P2" style:family="paragraph" style:parent-style-name="Standard">
      <style:text-properties officeooo:rsid="00448d91" officeooo:paragraph-rsid="0048ab1e"/>
    </style:style>
    <style:style style:name="P3" style:family="paragraph" style:parent-style-name="Standard">
      <style:text-properties officeooo:rsid="00448d91" officeooo:paragraph-rsid="00497135"/>
    </style:style>
    <style:style style:name="P4" style:family="paragraph" style:parent-style-name="Standard">
      <style:text-properties officeooo:rsid="00497135" officeooo:paragraph-rsid="00497135"/>
    </style:style>
    <style:style style:name="T1" style:family="text">
      <style:text-properties officeooo:rsid="00461a12"/>
    </style:style>
    <style:style style:name="T2" style:family="text">
      <style:text-properties officeooo:rsid="004714c2"/>
    </style:style>
    <style:style style:name="T3" style:family="text">
      <style:text-properties officeooo:rsid="00497135"/>
    </style:style>
    <style:style style:name="T4" style:family="text">
      <style:text-properties officeooo:rsid="004a9b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术语表</text:p>
      <text:p text:style-name="P1">术语<text:tab/><text:tab/><text:tab/>说明<text:tab/><text:tab/><text:tab/><text:tab/><text:tab/><text:tab/><text:tab/><text:tab/><text:tab/>补充信息</text:p>
      <text:p text:style-name="P1"/>
      <text:p text:style-name="P1">消息 <text:s text:c="3"/><text:tab/><text:tab/><text:tab/><text:span text:style-name="T3">Chatter</text:span>发送的内容（文字、图片、文件）</text:p>
      <text:p text:style-name="P3"><text:tab/><text:tab/><text:tab/><text:tab/>或<text:span text:style-name="T3">Chatter</text:span>接收到的内容</text:p>
      <text:p text:style-name="P3"/>
      <text:p text:style-name="P4">Chatter<text:tab/><text:tab/><text:tab/>使用“唠唠”发送消息或接收消息的人。</text:p>
      <text:p text:style-name="P1"/>
      <text:p text:style-name="P1">添加选项<text:tab/><text:tab/>可以添加好友和组的操作选项。</text:p>
      <text:p text:style-name="P1"/>
      <text:p text:style-name="P1">用户搜索栏<text:tab/><text:tab/>由文本输入框和搜索按钮组成，可以通过帐号或昵称搜索“唠唠”用户和“组”。</text:p>
      <text:p text:style-name="P1"/>
      <text:p text:style-name="P1">好友分组<text:tab/><text:tab/>用户按类别将部分“好友”划分成一个集合。</text:p>
      <text:p text:style-name="P1"/>
      <text:p text:style-name="P1">好友分组信息<text:tab/>“好友分组”的详细信息，包括：</text:p>
      <text:p text:style-name="P1"><text:tab/><text:tab/><text:tab/><text:tab/> 名称</text:p>
      <text:p text:style-name="P1"><text:tab/><text:tab/><text:tab/><text:tab/> 总人数</text:p>
      <text:p text:style-name="P1"><text:tab/><text:tab/><text:tab/><text:tab/> 在线人数</text:p>
      <text:p text:style-name="P1"><text:tab/><text:tab/><text:tab/><text:tab/></text:p>
      <text:p text:style-name="P1"/>
      <text:p text:style-name="P1">好友列表<text:tab/><text:tab/>系统显示的一个“好友分组”里的所有“好友”。</text:p>
      <text:p text:style-name="P1"/>
      <text:p text:style-name="P1">好友信息<text:tab/><text:tab/>“好友”的简要信息，包括，</text:p>
      <text:p text:style-name="P1"><text:tab/><text:tab/><text:tab/><text:tab/> “备注”（如无“备注”，则该项为“昵称”）</text:p>
      <text:p text:style-name="P1"><text:tab/><text:tab/><text:tab/><text:tab/> “个性签名”</text:p>
      <text:p text:style-name="P1"><text:tab/><text:tab/><text:tab/><text:tab/> “在线状态”</text:p>
      <text:p text:style-name="P1"><text:tab/><text:tab/><text:tab/><text:tab/> “头像”</text:p>
      <text:p text:style-name="P1"/>
      <text:p text:style-name="P1">好友<text:tab/><text:tab/><text:tab/>用户添加的“唠唠”用户</text:p>
      <text:p text:style-name="P1"/>
      <text:p text:style-name="P1">群<text:tab/><text:tab/><text:tab/><text:tab/>一个可以容纳多个“唠唠”用户的场合，他们可以在这里进行多人聊天。</text:p>
      <text:p text:style-name="P1"/>
      <text:p text:style-name="P1">群信息<text:tab/><text:tab/><text:tab/>“群”拥有的特性，包括：</text:p>
      <text:p text:style-name="P1"><text:tab/><text:tab/><text:tab/><text:tab/> “群”名</text:p>
      <text:p text:style-name="P1"><text:tab/><text:tab/><text:tab/><text:tab/> “群”内总人数</text:p>
      <text:p text:style-name="P1"><text:tab/><text:tab/><text:tab/><text:tab/> “群”头像</text:p>
      <text:p text:style-name="P1"><text:tab/><text:tab/><text:tab/><text:tab/> <text:span text:style-name="T1">“群”帐号</text:span></text:p>
      <text:p text:style-name="P1"><text:tab/><text:tab/><text:tab/><text:tab/> <text:span text:style-name="T4">“群”说明</text:span></text:p>
      <text:p text:style-name="P1"/>
      <text:p text:style-name="P1">头像<text:tab/><text:tab/><text:tab/>用户设置的一张图片。</text:p>
      <text:p text:style-name="P1"/>
      <text:p text:style-name="P1">个性签名<text:tab/><text:tab/>用户设置的座右铭。</text:p>
      <text:p text:style-name="P1"/>
      <text:p text:style-name="P1">昵称<text:tab/><text:tab/><text:tab/>用户设置的帐户名。</text:p>
      <text:p text:style-name="P1"/>
      <text:p text:style-name="P1">在线状态<text:tab/><text:tab/>标识用户是否已登录“唠唠”，包括：</text:p>
      <text:p text:style-name="P1"><text:tab/><text:tab/><text:tab/> <text:s text:c="2"/><text:tab/> 在线</text:p>
      <text:p text:style-name="P1"><text:tab/><text:tab/><text:tab/><text:tab/> 离线</text:p>
      <text:p text:style-name="P1"/>
      <text:p text:style-name="P1">通知日志<text:tab/><text:tab/>收到的通知的集合，包括：</text:p>
      <text:p text:style-name="P1"><text:tab/><text:tab/><text:tab/><text:tab/> 申请加“好友”通知</text:p>
      <text:p text:style-name="P1"><text:tab/><text:tab/><text:tab/><text:tab/> 加“好友”反馈通知</text:p>
      <text:p text:style-name="P1"><text:soft-page-break/><text:tab/><text:tab/><text:tab/><text:tab/> 收到的一个好友发送“消息”的通知<text:tab/><text:tab/></text:p>
      <text:p text:style-name="P1"/>
      <text:p text:style-name="P1">聊天记录<text:tab/><text:tab/>聊天事务的记录：</text:p>
      <text:p text:style-name="P1"><text:tab/><text:tab/><text:tab/><text:tab/> 聊天内容</text:p>
      <text:p text:style-name="P1"><text:tab/><text:tab/><text:tab/><text:tab/> 聊天时间</text:p>
      <text:p text:style-name="P2"><text:tab/><text:tab/><text:tab/><text:tab/> <text:span text:style-name="T2">Chatter的帐号</text:span></text:p>
      <text:p text:style-name="P1"/>
      <text:p text:style-name="P1"/>
      <text:p text:style-name="P1">备注<text:tab/><text:tab/><text:tab/>用户给好友设置的一个特定的名称</text:p>
      <text:p text:style-name="P1"/>
      <text:p text:style-name="P1">个人信息<text:tab/><text:tab/>用户自身的简要信息，包括：</text:p>
      <text:p text:style-name="P1"><text:tab/><text:tab/><text:tab/><text:tab/> “头像”</text:p>
      <text:p text:style-name="P1"><text:tab/><text:tab/><text:tab/><text:tab/> “个性签名”</text:p>
      <text:p text:style-name="P1"><text:tab/><text:tab/><text:tab/><text:tab/> 帐号</text:p>
      <text:p text:style-name="P1"/>
      <text:p text:style-name="P1">详细资料<text:tab/><text:tab/>用户设置的个人基本情况，包括： </text:p>
      <text:p text:style-name="P1"><text:tab/><text:tab/><text:tab/><text:tab/> 出生年月</text:p>
      <text:p text:style-name="P1"><text:tab/><text:tab/><text:tab/><text:tab/> “昵称”</text:p>
      <text:p text:style-name="P1"><text:tab/><text:tab/><text:tab/><text:tab/> 职业</text:p>
      <text:p text:style-name="P1"><text:tab/><text:tab/><text:tab/><text:tab/> 故乡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rdust </meta:initial-creator>
    <meta:creation-date>2016-12-09T13:06:01.061951023</meta:creation-date>
    <dc:date>2017-04-26T19:43:39.497851621</dc:date>
    <dc:creator>stardust </dc:creator>
    <meta:editing-duration>PT21H31M26S</meta:editing-duration>
    <meta:editing-cycles>49</meta:editing-cycles>
    <meta:generator>LibreOffice/5.1.6.2$Linux_X86_64 LibreOffice_project/07ac168c60a517dba0f0d7bc7540f5afa45f0909</meta:generator>
    <meta:document-statistic meta:table-count="0" meta:image-count="0" meta:object-count="0" meta:page-count="2" meta:paragraph-count="51" meta:word-count="548" meta:character-count="793" meta:non-whitespace-character-count="572"/>
  </office:meta>
</office:document-meta>
</file>